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porateS-Ligh" svg:font-family="CorporateS-Ligh"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fo:language="fr" fo:country="FR"/>
    </style:style>
    <style:style style:name="P2" style:family="paragraph" style:parent-style-name="Normal">
      <style:paragraph-properties fo:text-align="center" style:justify-single-word="false"/>
      <style:text-properties fo:language="fr" fo:country="FR" fo:font-weight="bold" style:font-weight-asian="bold"/>
    </style:style>
    <style:style style:name="P3" style:family="paragraph" style:parent-style-name="Normal">
      <style:text-properties fo:language="fr" fo:country="FR" style:text-underline-style="solid" style:text-underline-width="auto" style:text-underline-color="font-color" style:text-underline-mode="continuous" style:text-overline-mode="continuous" style:text-line-through-mode="continuous"/>
    </style:style>
    <style:style style:name="P4" style:family="paragraph" style:parent-style-name="Normal">
      <style:text-properties style:font-name-asian="CorporateS-Ligh"/>
    </style:style>
    <style:style style:name="P5" style:family="paragraph" style:parent-style-name="Normal">
      <style:paragraph-properties fo:margin-top="0cm" fo:margin-bottom="0cm" loext:contextual-spacing="false" fo:line-height="100%" style:text-autospace="none"/>
      <style:text-properties fo:language="fr" fo:country="FR" fo:font-style="italic" style:font-style-asian="italic"/>
    </style:style>
    <style:style style:name="P6" style:family="paragraph" style:parent-style-name="Normal">
      <style:paragraph-properties fo:margin-top="0cm" fo:margin-bottom="0cm" loext:contextual-spacing="false" fo:line-height="100%" style:text-autospace="none"/>
      <style:text-properties fo:language="fr" fo:country="FR" style:font-name-complex="Times New Roman" style:font-size-complex="12pt"/>
    </style:style>
    <style:style style:name="P7" style:family="paragraph" style:parent-style-name="Normal">
      <style:paragraph-properties fo:margin-top="0cm" fo:margin-bottom="0cm" loext:contextual-spacing="false" fo:line-height="100%" style:text-autospace="none"/>
    </style:style>
    <style:style style:name="P8" style:family="paragraph" style:parent-style-name="Normal">
      <style:paragraph-properties fo:margin-top="0cm" fo:margin-bottom="0cm" loext:contextual-spacing="false" fo:line-height="100%" fo:text-align="start" style:justify-single-word="false" style:text-autospace="none"/>
    </style:style>
    <style:style style:name="P9" style:family="paragraph" style:parent-style-name="Normal">
      <style:paragraph-properties fo:margin-top="0cm" fo:margin-bottom="0cm" loext:contextual-spacing="false" fo:line-height="100%" fo:text-align="start" style:justify-single-word="false" style:text-autospace="none"/>
      <style:text-properties fo:color="#000000" fo:language="fr" fo:country="FR" style:font-name-asian="CorporateS-Ligh" style:font-name-complex="Times New Roman" style:font-size-complex="12pt"/>
    </style:style>
    <style:style style:name="P10" style:family="paragraph" style:parent-style-name="Normal">
      <style:paragraph-properties fo:margin-top="0cm" fo:margin-bottom="0.353cm" loext:contextual-spacing="false"/>
    </style:style>
    <style:style style:name="P11" style:family="paragraph" style:parent-style-name="Normal">
      <style:paragraph-properties fo:margin-top="0cm" fo:margin-bottom="0.353cm" loext:contextual-spacing="false"/>
      <style:text-properties fo:language="fr" fo:country="FR"/>
    </style:style>
    <style:style style:name="P12" style:family="paragraph" style:parent-style-name="Normal">
      <style:paragraph-properties fo:margin-top="0cm" fo:margin-bottom="0.353cm" loext:contextual-spacing="false" fo:text-align="start" style:justify-single-word="false"/>
      <style:text-properties fo:language="fr" fo:country="FR"/>
    </style:style>
    <style:style style:name="P13" style:family="paragraph" style:parent-style-name="Normal">
      <style:paragraph-properties fo:margin-top="0cm" fo:margin-bottom="0.353cm" loext:contextual-spacing="false" fo:text-align="start" style:justify-single-word="false"/>
      <style:text-properties fo:language="fr" fo:country="FR" fo:font-weight="bold" style:font-weight-asian="bold" style:font-name-complex="Times New Roman" style:font-size-complex="12pt"/>
    </style:style>
    <style:style style:name="P14" style:family="paragraph" style:parent-style-name="Normal">
      <style:paragraph-properties fo:margin-top="0cm" fo:margin-bottom="0.353cm" loext:contextual-spacing="false" fo:text-align="start"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15" style:family="paragraph" style:parent-style-name="Normal">
      <style:paragraph-properties fo:margin-top="0cm" fo:margin-bottom="0.353cm" loext:contextual-spacing="false"/>
      <style:text-properties fo:language="fr" fo:country="FR" style:text-underline-style="solid" style:text-underline-width="auto" style:text-underline-color="font-color" style:text-underline-mode="continuous" style:text-overline-mode="continuous" style:text-line-through-mode="continuous" style:font-name-complex="Times New Roman" style:font-size-complex="12pt"/>
    </style:style>
    <style:style style:name="P16" style:family="paragraph" style:parent-style-name="Normal">
      <style:paragraph-properties fo:margin-top="0cm" fo:margin-bottom="0.353cm" loext:contextual-spacing="false"/>
      <style:text-properties fo:language="fr" fo:country="FR" style:font-name-complex="Times New Roman" style:font-size-complex="12pt"/>
    </style:style>
    <style:style style:name="P17" style:family="paragraph" style:parent-style-name="Normal">
      <style:paragraph-properties fo:margin-top="0cm" fo:margin-bottom="0.353cm" loext:contextual-spacing="false"/>
      <style:text-properties fo:language="fr" fo:country="FR" fo:font-style="italic" style:font-style-asian="italic" style:font-name-complex="Times New Roman" style:font-size-complex="12pt"/>
    </style:style>
    <style:style style:name="P18" style:family="paragraph" style:parent-style-name="Normal">
      <style:paragraph-properties fo:margin-top="0cm" fo:margin-bottom="0.353cm" loext:contextual-spacing="false" fo:text-align="start" style:justify-single-word="false"/>
    </style:style>
    <style:style style:name="P19" style:family="paragraph" style:parent-style-name="Normal">
      <style:paragraph-properties fo:margin-left="1.501cm" fo:margin-right="0cm" fo:text-indent="0cm" style:auto-text-indent="false">
        <style:tab-stops/>
      </style:paragraph-properties>
      <style:text-properties fo:language="fr" fo:country="FR"/>
    </style:style>
    <style:style style:name="P20" style:family="paragraph" style:parent-style-name="Normal">
      <style:paragraph-properties fo:margin-left="2.251cm" fo:margin-right="0cm" fo:margin-top="0cm" fo:margin-bottom="0cm" loext:contextual-spacing="false" fo:line-height="100%" fo:text-align="start" style:justify-single-word="false" fo:text-indent="0cm" style:auto-text-indent="false" style:text-autospace="none">
        <style:tab-stops/>
      </style:paragraph-properties>
      <style:text-properties fo:color="#276682" fo:language="fr" fo:country="FR" fo:font-weight="bold" style:font-weight-asian="bold" style:font-name-complex="Times New Roman" style:font-size-complex="12pt"/>
    </style:style>
    <style:style style:name="P21" style:family="paragraph" style:parent-style-name="Normal">
      <style:paragraph-properties fo:margin-left="2.251cm" fo:margin-right="0cm" fo:margin-top="0cm" fo:margin-bottom="0cm" loext:contextual-spacing="false" fo:line-height="100%" fo:text-indent="0cm" style:auto-text-indent="false" style:text-autospace="none">
        <style:tab-stops/>
      </style:paragraph-properties>
      <style:text-properties fo:color="#276682" fo:language="fr" fo:country="FR" fo:font-weight="bold" style:font-weight-asian="bold" style:font-name-complex="Times New Roman"/>
    </style:style>
    <style:style style:name="P22" style:family="paragraph" style:parent-style-name="Normal">
      <style:paragraph-properties fo:margin-left="2.251cm" fo:margin-right="0cm" fo:margin-top="0cm" fo:margin-bottom="0cm" loext:contextual-spacing="false" fo:line-height="100%" fo:text-indent="0cm" style:auto-text-indent="false" style:text-autospace="none">
        <style:tab-stops/>
      </style:paragraph-properties>
      <style:text-properties fo:color="#000000" fo:language="fr" fo:country="FR" style:font-name-asian="CorporateS-Ligh" style:font-name-complex="Times New Roman" style:font-size-complex="12pt"/>
    </style:style>
    <style:style style:name="P23" style:family="paragraph" style:parent-style-name="Normal">
      <style:paragraph-properties fo:margin-left="2.251cm" fo:margin-right="0cm" fo:margin-top="0cm" fo:margin-bottom="0cm" loext:contextual-spacing="false" fo:line-height="100%" fo:text-indent="0cm" style:auto-text-indent="false" style:text-autospace="none">
        <style:tab-stops>
          <style:tab-stop style:position="13.751cm" style:type="right"/>
        </style:tab-stops>
      </style:paragraph-properties>
    </style:style>
    <style:style style:name="P24" style:family="paragraph" style:parent-style-name="Normal">
      <style:paragraph-properties fo:margin-left="2.251cm" fo:margin-right="0cm" fo:margin-top="0cm" fo:margin-bottom="0.353cm" loext:contextual-spacing="false" fo:text-indent="0cm" style:auto-text-indent="false">
        <style:tab-stops/>
      </style:paragraph-properties>
      <style:text-properties fo:language="fr" fo:country="FR"/>
    </style:style>
    <style:style style:name="P25" style:family="paragraph" style:parent-style-name="Paragraphe_20_de_20_liste" style:list-style-name="L1">
      <style:text-properties fo:language="fr" fo:country="FR"/>
    </style:style>
    <style:style style:name="P26" style:family="paragraph" style:parent-style-name="Paragraphe_20_de_20_liste" style:list-style-name="L2">
      <style:text-properties fo:language="fr" fo:country="FR"/>
    </style:style>
    <style:style style:name="P27" style:family="paragraph" style:parent-style-name="Paragraphe_20_de_20_liste" style:list-style-name="L2"/>
    <style:style style:name="P28" style:family="paragraph" style:parent-style-name="Normal" style:master-page-name="MP0">
      <style:paragraph-properties style:page-number="auto" fo:break-before="page"/>
      <style:text-properties fo:language="fr" fo:country="FR"/>
    </style:style>
    <style:style style:name="T1" style:family="text">
      <style:text-properties fo:language="fr" fo:country="FR"/>
    </style:style>
    <style:style style:name="T2" style:family="text">
      <style:text-properties fo:language="fr" fo:country="FR" style:font-name-complex="Times New Roman"/>
    </style:style>
    <style:style style:name="T3" style:family="text">
      <style:text-properties fo:language="fr" fo:country="FR" style:font-name-complex="Times New Roman" style:font-size-complex="12pt"/>
    </style:style>
    <style:style style:name="T4" style:family="text">
      <style:text-properties fo:language="fr" fo:country="FR" style:font-name-complex="Times New Roman" style:font-size-complex="12pt" style:font-weight-complex="bold"/>
    </style:style>
    <style:style style:name="T5" style:family="text">
      <style:text-properties fo:language="fr" fo:country="FR" style:font-name-complex="Times New Roman" style:font-style-complex="italic"/>
    </style:style>
    <style:style style:name="T6" style:family="text">
      <style:text-properties fo:language="fr" fo:country="FR" style:font-style-complex="italic"/>
    </style:style>
    <style:style style:name="T7" style:family="text">
      <style:text-properties fo:language="fr" fo:country="FR" fo:font-weight="bold" style:font-weight-asian="bold"/>
    </style:style>
    <style:style style:name="T8" style:family="text">
      <style:text-properties fo:language="fr" fo:country="FR" fo:font-weight="bold" style:font-weight-asian="bold" style:font-name-complex="Times New Roman" style:font-size-complex="12pt" style:font-weight-complex="bold"/>
    </style:style>
    <style:style style:name="T9" style:family="text">
      <style:text-properties fo:language="fr" fo:country="FR" style:font-name-asian="CorporateS-Ligh"/>
    </style:style>
    <style:style style:name="T10" style:family="text">
      <style:text-properties fo:language="fr" fo:country="FR" style:font-name-asian="CorporateS-Ligh" style:font-name-complex="Times New Roman"/>
    </style:style>
    <style:style style:name="T11" style:family="text">
      <style:text-properties fo:language="fr" fo:country="FR" fo:font-style="italic" style:font-style-asian="italic" style:font-name-complex="Times New Roman" style:font-style-complex="italic"/>
    </style:style>
    <style:style style:name="T12" style:family="text">
      <style:text-properties fo:language="fr" fo:country="FR" fo:font-style="italic" style:font-style-asian="italic" style:font-style-complex="italic"/>
    </style:style>
    <style:style style:name="T1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14" style:family="text">
      <style:text-properties fo:language="fr" fo:country="FR" style:text-underline-style="solid" style:text-underline-width="auto" style:text-underline-color="font-color" style:text-underline-mode="continuous" style:text-overline-mode="continuous" style:text-line-through-mode="continuous" style:font-name-complex="Times New Roman" style:font-size-complex="12pt"/>
    </style:style>
    <style:style style:name="T15" style:family="text">
      <style:text-properties style:text-position="sub 67%" fo:language="fr" fo:country="FR" style:font-name-complex="Times New Roman" style:font-size-complex="12pt"/>
    </style:style>
    <style:style style:name="T16" style:family="text">
      <style:text-properties fo:color="#000000" fo:language="fr" fo:country="FR"/>
    </style:style>
    <style:style style:name="T17" style:family="text">
      <style:text-properties fo:color="#000000" fo:language="fr" fo:country="FR" style:font-name-asian="CorporateS-Ligh" style:font-name-complex="Times New Roman"/>
    </style:style>
    <style:style style:name="T18" style:family="text">
      <style:text-properties style:font-name-asian="CorporateS-Ligh"/>
    </style:style>
    <style:style style:name="T19" style:family="text">
      <style:text-properties officeooo:rsid="000b8838"/>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9">XX</text:span> <text:span text:style-name="T19">XX</text:span></text:p>
      <text:p text:style-name="P1">UFR LLASIC - M2 Linguistique</text:p>
      <text:p text:style-name="P1">Sémantique lexicale</text:p>
      <text:p text:style-name="P1"/>
      <text:p text:style-name="P2">Termes - les cooccurrences spécialisés</text:p>
      <text:p text:style-name="P1"/>
      <text:p text:style-name="P1">La terminologie est une discipline scientifique dont l'objet d'étude est le terme - l' unité lexicale qui a un sens (un concept) qui est lié à un domaine de spécialité (L'Homme, 2004).</text:p>
      <text:p text:style-name="P1">La plupart des termes sont de nature nominale (bien visible pendant la consultation d'un dictionnaire spécialisé ou d'une banque de terminologie ; environ 90% des entrées ce sont des noms ou des suntagmes nominaux). </text:p>
      <text:p text:style-name="P1">Je voudrais vous présenter la notion du terme comme un coocurence spécialisé en prenant pour l'exemple le domaine du forage pétrolier.</text:p>
      <text:p text:style-name="P1">Le corpus et les références sur lesquels j'ai travaillé :</text:p>
      <text:p text:style-name="Normal"><text:span text:style-name="Police_20_par_20_défaut"><text:span text:style-name="T1">+ un manuel pour les étudiants qui travaillent sur le secteur pértolier </text:span></text:span><text:span text:style-name="Police_20_par_20_défaut"><text:span text:style-name="T2">«</text:span></text:span><text:span text:style-name="Police_20_par_20_défaut"><text:span text:style-name="T1">Géologie du pétrole</text:span></text:span><text:span text:style-name="Police_20_par_20_défaut"><text:span text:style-name="T2">»</text:span></text:span><text:span text:style-name="Police_20_par_20_défaut"><text:span text:style-name="T1"> - environ 40 000 mots</text:span></text:span></text:p>
      <text:p text:style-name="P1">+ 7 articles sur les boues de forage - environ 49 000 mots</text:p>
      <text:p text:style-name="Normal"><text:span text:style-name="Police_20_par_20_défaut"><text:span text:style-name="T1">+ liste de vocabulaire pétrolier publié par au </text:span></text:span><text:span text:style-name="Emphasis"><text:span text:style-name="T1">Journal officiel</text:span></text:span><text:span text:style-name="Police_20_par_20_défaut"><text:span text:style-name="T1"> de la République française par la Commission d’enrichissement de la langue française - environ 300 termes et ces définitions (Vocabulaire du pétrole et du gaz - </text:span></text:span><text:span text:style-name="Police_20_par_20_défaut"><text:span text:style-name="T4">Délégation générale à la langue française et aux langues de France)</text:span></text:span></text:p>
      <text:p text:style-name="P1">+ liste des termes en français, anglais et polonais créé à la base d'un manuel anglais-polonais pour les étudiants ingénieurs</text:p>
      <text:p text:style-name="P1">+ base de données : termiumplus</text:p>
      <text:p text:style-name="P5">(outils : AntConc, Anatext, TermoStat)</text:p>
      <text:p text:style-name="P6"/>
      <text:p text:style-name="Normal"><text:span text:style-name="Police_20_par_20_défaut"><text:span text:style-name="T1">En grand partie mon travail est basé sur le livre de Marie Claude L'Homme </text:span></text:span><text:span text:style-name="Police_20_par_20_défaut"><text:span text:style-name="T2">«</text:span></text:span><text:span text:style-name="Police_20_par_20_défaut"><text:span text:style-name="T6">La terminologie: principes et techniques</text:span></text:span><text:span text:style-name="Police_20_par_20_défaut"><text:span text:style-name="T2">».</text:span></text:span></text:p>
      <text:p text:style-name="P12"><text:soft-page-break/></text:p>
      <text:p text:style-name="P1">On distingue :</text:p>
      <text:p text:style-name="Normal"><text:span text:style-name="Police_20_par_20_défaut"><text:span text:style-name="T7">Terme simple</text:span></text:span><text:span text:style-name="Police_20_par_20_défaut"><text:span text:style-name="T1"> - une seule entité graphique; (alourdissant, forage, pétrole)</text:span></text:span></text:p>
      <text:p text:style-name="P7"><text:span text:style-name="Police_20_par_20_défaut"><text:span text:style-name="T7">Terme complexe</text:span></text:span><text:span text:style-name="Police_20_par_20_défaut"><text:span text:style-name="T1"> - constitué de plusieurs entités graphiques séparées par des blancs ou par des diactriques comme le trait d'union ou l'apostrophe. (collecteur-distributeur - d</text:span></text:span><text:span text:style-name="Police_20_par_20_défaut"><text:span text:style-name="T10">ispositif quicollecte les fluides provenant de plusieurs pipelines et les redistribue dans diverses directions ; </text:span></text:span><text:span text:style-name="Police_20_par_20_défaut"><text:span text:style-name="T2">conditionnement d’un puits -</text:span></text:span><text:span text:style-name="Police_20_par_20_défaut"><text:span text:style-name="T11"> </text:span></text:span><text:span text:style-name="Police_20_par_20_défaut"><text:span text:style-name="T5">e</text:span></text:span><text:span text:style-name="Police_20_par_20_défaut"><text:span text:style-name="T10">nsemble des opérations qui permettent de mettre un puits en production)</text:span></text:span></text:p>
      <text:p text:style-name="P1"/>
      <text:p text:style-name="P1">Bien sûr, quand on parle de coocurences specialisées on pense à termes complexes.</text:p>
      <text:p text:style-name="Normal"><text:span text:style-name="Police_20_par_20_défaut"><text:span text:style-name="T1">On doit noter que </text:span></text:span><text:span text:style-name="Police_20_par_20_défaut"><text:span text:style-name="T13">les termes ne se distinguent des autres unités lexicales ni sur le plan de la forme, ni dans leur comportement dans les phrases.</text:span></text:span><text:span text:style-name="Police_20_par_20_défaut"><text:span text:style-name="T1"> </text:span></text:span></text:p>
      <text:p text:style-name="P1"/>
      <text:p text:style-name="P1">Donc comment dégager les termes dans les textes spécialisés?</text:p>
      <text:p text:style-name="P1">Quand un terminologue cherche des termes il s'appuie sur :</text:p>
      <text:list xml:id="list3746827649938098264" text:style-name="L1">
        <text:list-item>
          <text:p text:style-name="P25">le domaine de spécialité - paramètre classificateur des sens (point de référence) ;</text:p>
        </text:list-item>
        <text:list-item>
          <text:p text:style-name="P25">public visé par la description qu'il prépare (un dictionnaire destiné à des spécialistes contient u nombre d'entrées moins élevé aqu'un dictionnaire qui s'adresse à des apprenants ou non-spécialistes ;</text:p>
        </text:list-item>
        <text:list-item>
          <text:p text:style-name="P25">la fréquence d'apparition (nombre d'occurence de la forme et la répartition dans les textes analysés) des unités lexicales.</text:p>
        </text:list-item>
      </text:list>
      <text:p text:style-name="P1">Des prinipaux critères pour identifier les termes :</text:p>
      <text:p text:style-name="P1">a) l'unité lexicale a un sens qui est lié à un domaine de spécilité ; ce dernier est délimité au préalable pour un projet terminographique donné. forage : tige de forage, table de rotation, trépan à diamant</text:p>
      <text:p text:style-name="P1">b) la nature des actants sémantiques - si les actants sont déjà admis comme termes en fonction du critère a, l'unité de sens prédicatif risque fort d'être spécialisée elle-même. forage : filiforage, appareil de forage compacte, forage à long déport, forage rotatif directionnel</text:p>
      <text:p text:style-name="P1"><text:soft-page-break/>c) la parenté morphologique - nécessairement accompagné d'une parenté sémantique - est un autre indice permettant de confirmer un sens spécialisé : si des termes ont été retenus en vertu des critères a et b, leurs dérivés sont forcément spécialisés. forage - forer, pétrole - pétrolier</text:p>
      <text:p text:style-name="P1">d) autre relation paradigmatique : </text:p>
      <text:list xml:id="list1898434239108606484" text:style-name="L2">
        <text:list-item>
          <text:p text:style-name="P27"><text:span text:style-name="Police_20_par_20_défaut"><text:span text:style-name="T1">taxinomie (les sens possèdent des composantes communes - les composantes sémantiques de terme </text:span></text:span><text:span text:style-name="Police_20_par_20_défaut"><text:span text:style-name="T2">«</text:span></text:span><text:span text:style-name="Police_20_par_20_défaut"><text:span text:style-name="T1">appareil de forage en mer</text:span></text:span><text:span text:style-name="Police_20_par_20_défaut"><text:span text:style-name="T2">»</text:span></text:span><text:span text:style-name="Police_20_par_20_défaut"><text:span text:style-name="T1"> sont valables pour : </text:span></text:span><text:span text:style-name="Police_20_par_20_défaut"><text:span text:style-name="T2">«</text:span></text:span><text:span text:style-name="Police_20_par_20_défaut"><text:span text:style-name="T1">plateforme semi-submersible</text:span></text:span><text:span text:style-name="Police_20_par_20_défaut"><text:span text:style-name="T2">»,</text:span></text:span><text:span text:style-name="Police_20_par_20_défaut"><text:span text:style-name="T1"> </text:span></text:span><text:span text:style-name="Police_20_par_20_défaut"><text:span text:style-name="T2">«</text:span></text:span><text:span text:style-name="Police_20_par_20_défaut"><text:span text:style-name="T1">plateforme auto-élévatrice</text:span></text:span><text:span text:style-name="Police_20_par_20_défaut"><text:span text:style-name="T2">»;</text:span></text:span><text:span text:style-name="Police_20_par_20_défaut"><text:span text:style-name="T1"> </text:span></text:span><text:span text:style-name="Police_20_par_20_défaut"><text:span text:style-name="T2">«</text:span></text:span><text:span text:style-name="Police_20_par_20_défaut"><text:span text:style-name="T1">plateforme fixe</text:span></text:span><text:span text:style-name="Police_20_par_20_défaut"><text:span text:style-name="T2">» </text:span></text:span><text:span text:style-name="Police_20_par_20_défaut"><text:span text:style-name="T1">) ; </text:span></text:span></text:p>
        </text:list-item>
        <text:list-item>
          <text:p text:style-name="P26">méronymie (qui fait référence à la partie : appareil de forage - tour de forage - table de rotation - tige de forage - trépan.) ; </text:p>
        </text:list-item>
        <text:list-item>
          <text:p text:style-name="P26">synonymie (deux unités lexicales ont le même concept, outil de forage à diamant, outil à diamant, trépan à diamant - un outil de forage rotatif incrustée de poussière de diamant);</text:p>
        </text:list-item>
        <text:list-item>
          <text:p text:style-name="P26">antonymie (ici aussi l'incompabilité - relation que partagent les co-hyponymes : forage horizontal et forage vertical).</text:p>
        </text:list-item>
      </text:list>
      <text:p text:style-name="P13"/>
      <text:p text:style-name="P13">Typologie des termes complexes</text:p>
      <text:p text:style-name="P14">Cooccurrences et collocations</text:p>
      <text:p text:style-name="P18"><text:span text:style-name="tlf_5f_cdefinition"><text:span text:style-name="T1">Cooccurrence est une apparition d'une unité linguistique dans le discours.</text:span></text:span></text:p>
      <text:p text:style-name="P8"><text:span text:style-name="tlf_5f_cdefinition"><text:span text:style-name="T1">Collocation </text:span></text:span><text:span text:style-name="Police_20_par_20_défaut"><text:span text:style-name="T3">est une </text:span></text:span><text:span text:style-name="Police_20_par_20_défaut"><text:span text:style-name="T4">expression fondamentalement binaire</text:span></text:span><text:span text:style-name="Police_20_par_20_défaut"><text:span text:style-name="T8"> </text:span></text:span><text:span text:style-name="Police_20_par_20_défaut"><text:span text:style-name="T3">marquée par la relation argument - prédicat.</text:span></text:span></text:p>
      <text:p text:style-name="P11"/>
      <text:p text:style-name="P10"><text:span text:style-name="Police_20_par_20_défaut"><text:span text:style-name="T13">Classification des collocations </text:span></text:span><text:span text:style-name="Police_20_par_20_défaut"><text:span text:style-name="T14">selon les catégories grammaticales de leurs constituants</text:span></text:span></text:p>
      <text:p text:style-name="P6">nom + adjectif (1) pluie torrentielle</text:p>
      <text:p text:style-name="P7"><text:span text:style-name="Police_20_par_20_défaut"><text:span text:style-name="T3">nom</text:span></text:span><text:span text:style-name="Police_20_par_20_défaut"><text:span text:style-name="T15">sujet</text:span></text:span><text:span text:style-name="Police_20_par_20_défaut"><text:span text:style-name="T3"> + verbe (2) le silence règne</text:span></text:span></text:p>
      <text:p text:style-name="P7"><text:span text:style-name="Police_20_par_20_défaut"><text:span text:style-name="T3">verbe + nom</text:span></text:span><text:span text:style-name="Police_20_par_20_défaut"><text:span text:style-name="T15">objet</text:span></text:span><text:span text:style-name="Police_20_par_20_défaut"><text:span text:style-name="T3"> (3) prendre une décision</text:span></text:span></text:p>
      <text:p text:style-name="P6">nom + préposition + nom (4) une bouffée de chaleur</text:p>
      <text:p text:style-name="P6">verbe + préposition + nom (5) mettre quelque chose en doute</text:p>
      <text:p text:style-name="P6">verbe + adverbe (6) applaudir chaleureusement</text:p>
      <text:p text:style-name="P16">adjectif + adverbe (7) grièvement blessé </text:p>
      <text:p text:style-name="P17">Typologie des collocations d'après Hausmann (cité par : Netzlaff, 2004)</text:p>
      <text:p text:style-name="P16"/>
      <text:p text:style-name="P15">Typologie des termes complexes - Termostat, Géologie du pétrole</text:p>
      <text:p text:style-name="P8"><text:soft-page-break/><text:span text:style-name="Police_20_par_20_défaut"><text:span text:style-name="T7">Nom Adjectif </text:span></text:span><text:span text:style-name="Police_20_par_20_défaut"><text:span text:style-name="T1">= </text:span></text:span><text:a xlink:type="simple" xlink:href="javascript:toggle('Nom%20Adjectif');" office:target-frame-name="_top" xlink:show="replace" text:style-name="Internet_20_link" text:visited-style-name="Visited_20_Internet_20_Link"><text:span text:style-name="Lien_20_hypertexte"><text:span text:style-name="T1">915 </text:span></text:span></text:a><text:a xlink:type="simple" xlink:href="javascript:toggle('Nom%20Adjectif');" office:target-frame-name="_top" xlink:show="replace" text:style-name="Internet_20_link" text:visited-style-name="Visited_20_Internet_20_Link"><text:span text:style-name="Lien_20_hypertexte"><text:span text:style-name="T16">(42 %)</text:span></text:span></text:a><text:span text:style-name="Police_20_par_20_défaut"><text:span text:style-name="T1"> </text:span></text:span><text:span text:style-name="Police_20_par_20_défaut"><text:span text:style-name="T12"><text:s/>système pétrolier</text:span></text:span><text:span text:style-name="Police_20_par_20_défaut"><text:span text:style-name="T1">, </text:span></text:span><text:span text:style-name="Police_20_par_20_défaut"><text:span text:style-name="T12">matière organique</text:span></text:span><text:span text:style-name="Police_20_par_20_défaut"><text:span text:style-name="T1">, </text:span></text:span><text:span text:style-name="Police_20_par_20_défaut"><text:span text:style-name="T12">bassin sédimentaire</text:span></text:span><text:span text:style-name="Police_20_par_20_défaut"><text:span text:style-name="T1">, </text:span></text:span><text:span text:style-name="Police_20_par_20_défaut"><text:span text:style-name="T12">gaz naturel</text:span></text:span><text:span text:style-name="Police_20_par_20_défaut"><text:span text:style-name="T1">, </text:span></text:span><text:span text:style-name="Police_20_par_20_défaut"><text:span text:style-name="T12">compagnie pétrolier</text:span></text:span><text:span text:style-name="Police_20_par_20_défaut"><text:span text:style-name="T1"> <text:line-break/></text:span></text:span><text:span text:style-name="Police_20_par_20_défaut"><text:span text:style-name="T7">Nom Préposition Nom </text:span></text:span><text:span text:style-name="Police_20_par_20_défaut"><text:span text:style-name="T1">= </text:span></text:span><text:a xlink:type="simple" xlink:href="javascript:toggle('Nom%20Préposition%20Nom');" office:target-frame-name="_top" xlink:show="replace" text:style-name="Internet_20_link" text:visited-style-name="Visited_20_Internet_20_Link"><text:span text:style-name="Lien_20_hypertexte"><text:span text:style-name="T1">507 </text:span></text:span></text:a><text:a xlink:type="simple" xlink:href="javascript:toggle('Nom%20Préposition%20Nom');" office:target-frame-name="_top" xlink:show="replace" text:style-name="Internet_20_link" text:visited-style-name="Visited_20_Internet_20_Link"><text:span text:style-name="Lien_20_hypertexte"><text:span text:style-name="T16">(23 %)</text:span></text:span></text:a><text:span text:style-name="Police_20_par_20_défaut"><text:span text:style-name="T1"> </text:span></text:span><text:span text:style-name="Police_20_par_20_défaut"><text:span text:style-name="T12">pression de entrée</text:span></text:span><text:span text:style-name="Police_20_par_20_défaut"><text:span text:style-name="T1">, </text:span></text:span><text:span text:style-name="Police_20_par_20_défaut"><text:span text:style-name="T12">hydrate de gaz</text:span></text:span><text:span text:style-name="Police_20_par_20_défaut"><text:span text:style-name="T1">, </text:span></text:span><text:span text:style-name="Police_20_par_20_défaut"><text:span text:style-name="T12">atome de carbone</text:span></text:span><text:span text:style-name="Police_20_par_20_défaut"><text:span text:style-name="T1">, </text:span></text:span><text:span text:style-name="Police_20_par_20_défaut"><text:span text:style-name="T12">pression de pore</text:span></text:span><text:span text:style-name="Police_20_par_20_défaut"><text:span text:style-name="T1">, </text:span></text:span><text:span text:style-name="Police_20_par_20_défaut"><text:span text:style-name="T12">puits de exploration</text:span></text:span><text:span text:style-name="Police_20_par_20_défaut"><text:span text:style-name="T1">, </text:span></text:span><text:span text:style-name="Police_20_par_20_défaut"><text:span text:style-name="T12">présence de hydrocarbure</text:span></text:span><text:span text:style-name="Police_20_par_20_défaut"><text:span text:style-name="T1">, </text:span></text:span><text:span text:style-name="Police_20_par_20_défaut"><text:span text:style-name="T12">taux de sédimentation</text:span></text:span><text:span text:style-name="Police_20_par_20_défaut"><text:span text:style-name="T1"><text:line-break/></text:span></text:span><text:span text:style-name="Police_20_par_20_défaut"><text:span text:style-name="T7">Nom Nom </text:span></text:span><text:span text:style-name="Police_20_par_20_défaut"><text:span text:style-name="T1">= </text:span></text:span><text:a xlink:type="simple" xlink:href="javascript:toggle('Nom%20Nom');" office:target-frame-name="_top" xlink:show="replace" text:style-name="Internet_20_link" text:visited-style-name="Visited_20_Internet_20_Link"><text:span text:style-name="Lien_20_hypertexte"><text:span text:style-name="T1">154 </text:span></text:span></text:a><text:a xlink:type="simple" xlink:href="javascript:toggle('Nom%20Nom');" office:target-frame-name="_top" xlink:show="replace" text:style-name="Internet_20_link" text:visited-style-name="Visited_20_Internet_20_Link"><text:span text:style-name="Lien_20_hypertexte"><text:span text:style-name="T16">(7 %)</text:span></text:span></text:a><text:span text:style-name="Police_20_par_20_défaut"><text:span text:style-name="T1"> </text:span></text:span><text:span text:style-name="Police_20_par_20_défaut"><text:span text:style-name="T12">drill stem</text:span></text:span><text:span text:style-name="Police_20_par_20_défaut"><text:span text:style-name="T1">, </text:span></text:span><text:span text:style-name="Police_20_par_20_défaut"><text:span text:style-name="T12">méthode géophysique</text:span></text:span><text:span text:style-name="Police_20_par_20_défaut"><text:span text:style-name="T1">, </text:span></text:span><text:span text:style-name="Police_20_par_20_défaut"><text:span text:style-name="T12">gas oil</text:span></text:span><text:span text:style-name="Police_20_par_20_défaut"><text:span text:style-name="T1">, </text:span></text:span><text:span text:style-name="Police_20_par_20_défaut"><text:span text:style-name="T12">phase gaz</text:span></text:span><text:span text:style-name="Police_20_par_20_défaut"><text:span text:style-name="T1">, </text:span></text:span><text:span text:style-name="Police_20_par_20_défaut"><text:span text:style-name="T12">phase vapeur</text:span></text:span><text:span text:style-name="Police_20_par_20_défaut"><text:span text:style-name="T1"><text:line-break/></text:span></text:span><text:span text:style-name="Police_20_par_20_défaut"><text:span text:style-name="T7">Nom Préposition Nom Adjectif </text:span></text:span><text:span text:style-name="Police_20_par_20_défaut"><text:span text:style-name="T1">= </text:span></text:span><text:a xlink:type="simple" xlink:href="javascript:toggle('Nom%20Préposition%20Nom%20Adjectif');" office:target-frame-name="_top" xlink:show="replace" text:style-name="Internet_20_link" text:visited-style-name="Visited_20_Internet_20_Link"><text:span text:style-name="Lien_20_hypertexte"><text:span text:style-name="T1">152 </text:span></text:span></text:a><text:a xlink:type="simple" xlink:href="javascript:toggle('Nom%20Préposition%20Nom%20Adjectif');" office:target-frame-name="_top" xlink:show="replace" text:style-name="Internet_20_link" text:visited-style-name="Visited_20_Internet_20_Link"><text:span text:style-name="Lien_20_hypertexte"><text:span text:style-name="T16">(7 %)</text:span></text:span></text:a><text:span text:style-name="Police_20_par_20_défaut"><text:span text:style-name="T1"> </text:span></text:span><text:span text:style-name="Police_20_par_20_défaut"><text:span text:style-name="T12">notion de moment critique</text:span></text:span><text:span text:style-name="Police_20_par_20_défaut"><text:span text:style-name="T1">, </text:span></text:span><text:span text:style-name="Police_20_par_20_défaut"><text:span text:style-name="T12">niveau de eau libre</text:span></text:span><text:span text:style-name="Police_20_par_20_défaut"><text:span text:style-name="T1">, </text:span></text:span><text:span text:style-name="Police_20_par_20_défaut"><text:span text:style-name="T12">méthode de interprétation géopétrolière</text:span></text:span><text:span text:style-name="Police_20_par_20_défaut"><text:span text:style-name="T1">, </text:span></text:span><text:span text:style-name="Police_20_par_20_défaut"><text:span text:style-name="T12">apport de matière organique</text:span></text:span><text:span text:style-name="Police_20_par_20_défaut"><text:span text:style-name="T1">, </text:span></text:span><text:span text:style-name="Police_20_par_20_défaut"><text:span text:style-name="T12">apport de eau doux</text:span></text:span></text:p>
      <text:p text:style-name="P8"><text:span text:style-name="Police_20_par_20_défaut"><text:span text:style-name="T7">Nom PPAdj </text:span></text:span><text:span text:style-name="Police_20_par_20_défaut"><text:span text:style-name="T1">= </text:span></text:span><text:a xlink:type="simple" xlink:href="javascript:toggle('Nom%20PPAdj');" office:target-frame-name="_top" xlink:show="replace" text:style-name="Internet_20_link" text:visited-style-name="Visited_20_Internet_20_Link"><text:span text:style-name="Lien_20_hypertexte"><text:span text:style-name="T1">135 </text:span></text:span></text:a><text:a xlink:type="simple" xlink:href="javascript:toggle('Nom%20PPAdj');" office:target-frame-name="_top" xlink:show="replace" text:style-name="Internet_20_link" text:visited-style-name="Visited_20_Internet_20_Link"><text:span text:style-name="Lien_20_hypertexte"><text:span text:style-name="T16">(6 %)</text:span></text:span></text:a><text:span text:style-name="Police_20_par_20_défaut"><text:span text:style-name="T1"> </text:span></text:span><text:span text:style-name="Police_20_par_20_défaut"><text:span text:style-name="T12">gaz associé</text:span></text:span><text:span text:style-name="Police_20_par_20_défaut"><text:span text:style-name="T1">, </text:span></text:span><text:span text:style-name="Police_20_par_20_défaut"><text:span text:style-name="T12">bassin considéré</text:span></text:span><text:span text:style-name="Police_20_par_20_défaut"><text:span text:style-name="T1">, </text:span></text:span><text:span text:style-name="Police_20_par_20_défaut"><text:span text:style-name="T12">hydrocarbure saturés</text:span></text:span><text:span text:style-name="Police_20_par_20_défaut"><text:span text:style-name="T1">, </text:span></text:span><text:span text:style-name="Police_20_par_20_défaut"><text:span text:style-name="T12">alcane ramifié</text:span></text:span><text:span text:style-name="Police_20_par_20_défaut"><text:span text:style-name="T1">, </text:span></text:span><text:span text:style-name="Police_20_par_20_défaut"><text:span text:style-name="T12">système drainé</text:span></text:span><text:span text:style-name="Police_20_par_20_défaut"><text:span text:style-name="T1"><text:line-break/></text:span></text:span><text:span text:style-name="Police_20_par_20_défaut"><text:span text:style-name="T7">Nom Adjectif Adjectif</text:span></text:span><text:span text:style-name="Police_20_par_20_défaut"><text:span text:style-name="T1"> = </text:span></text:span><text:a xlink:type="simple" xlink:href="javascript:toggle('Nom%20Adjectif%20Adjectif');" office:target-frame-name="_top" xlink:show="replace" text:style-name="Internet_20_link" text:visited-style-name="Visited_20_Internet_20_Link"><text:span text:style-name="Lien_20_hypertexte"><text:span text:style-name="T1">88 </text:span></text:span></text:a><text:a xlink:type="simple" xlink:href="javascript:toggle('Nom%20Adjectif%20Adjectif');" office:target-frame-name="_top" xlink:show="replace" text:style-name="Internet_20_link" text:visited-style-name="Visited_20_Internet_20_Link"><text:span text:style-name="Lien_20_hypertexte"><text:span text:style-name="T16">(4 %)</text:span></text:span></text:a><text:span text:style-name="Police_20_par_20_défaut"><text:span text:style-name="T1"> </text:span></text:span><text:span text:style-name="Police_20_par_20_défaut"><text:span text:style-name="T12">fracturation hydraulique naturel</text:span></text:span><text:span text:style-name="Police_20_par_20_défaut"><text:span text:style-name="T1">, </text:span></text:span><text:span text:style-name="Police_20_par_20_défaut"><text:span text:style-name="T12">matière organique vivant</text:span></text:span><text:span text:style-name="Police_20_par_20_défaut"><text:span text:style-name="T1">, </text:span></text:span><text:span text:style-name="Police_20_par_20_défaut"><text:span text:style-name="T12">matière organique terrestre</text:span></text:span><text:span text:style-name="Police_20_par_20_défaut"><text:span text:style-name="T1">, </text:span></text:span><text:span text:style-name="Police_20_par_20_défaut"><text:span text:style-name="T12">profil sismique vertical</text:span></text:span></text:p>
      <text:p text:style-name="P12"/>
      <text:p text:style-name="P3">Les collocations selon les terminographes</text:p>
      <text:p text:style-name="P1">Le groupe composé d'un terme et d'une autre unité lexicale ayant des affinités sémantiques et préférantielles de cette nature est fréquemment appelé collocation. </text:p>
      <text:p text:style-name="P1">Les lexicologues réservent l'expression aux associations lexicalement contraintes, ce pendant les groupes qui intéressent les terminographes sont souvent plus libres.</text:p>
      <text:p text:style-name="P1">Ces combinaisons sont composées d'un terme de nature nominale et d'un autre terme appartenant à la catégorie de l'adjectif, du verbe et du nom comme :</text:p>
      <text:p text:style-name="P1">nom + verbe (ou verbe + nom, verbe +prép+nom) :</text:p>
      <text:p text:style-name="P1">produire du pétrole, gaz hydrocarbonés se forme; réservoir contient</text:p>
      <text:p text:style-name="P1">nom + adjectif :</text:p>
      <text:p text:style-name="P1">grand champ (de gaz), différent produit, quantité importante</text:p>
      <text:p text:style-name="P1">nom+ (prép.) + nom : </text:p>
      <text:p text:style-name="P1">pression de pore, traitrement de données, production du gisement</text:p>
      <text:p text:style-name="P1"/>
      <text:p text:style-name="P1"/>
      <text:p text:style-name="P1">La forme du terme ne suffit pas à le distinguer d'autres unités lexicales. Il existe des formes qui se retrouvent seulement dans certains domaines spécialisés (par exemple, des termes de biologie font appel à des formants grecs ou latins), mais c'est très rare.</text:p>
      <text:p text:style-name="Normal"><text:soft-page-break/><text:span text:style-name="Police_20_par_20_défaut"><text:span text:style-name="T7">Ce qui est très important </text:span></text:span><text:span text:style-name="Police_20_par_20_défaut"><text:span text:style-name="T1">: </text:span></text:span><text:span text:style-name="Police_20_par_20_défaut"><text:span text:style-name="T13">les termes complexes ont souvent un sens compositionnel, c'est-à-dire qu'on peut en comprendre le sens en cumulant les sens des unités simples qui les composent.</text:span></text:span></text:p>
      <text:p text:style-name="P19">Les dictionnaires généraux ne traitent pas les unités complexes de la même manière que les dictionnaires spécialisés. Les rares unités complexes répertoriées dans les premiers ont un sens qui ne résulte pas directement du cumul des sens des unités qui les constituent (ex. pomme de terre, chemin de fer) et c'est en vertu de leur non-compostionalité qu'elles accèdent au statut d'unités lexicales.</text:p>
      <text:p text:style-name="P11">Toutefois, les textes spécialisés présentent des particularités que peut exploiter le terminographe : </text:p>
      <text:p text:style-name="P10"><text:span text:style-name="Police_20_par_20_défaut"><text:span text:style-name="T1">1. Le terme a </text:span></text:span><text:span text:style-name="Police_20_par_20_défaut"><text:span text:style-name="T13">un sens compositionnel</text:span></text:span><text:span text:style-name="Police_20_par_20_défaut"><text:span text:style-name="T1">, par exemple :</text:span></text:span></text:p>
      <text:p text:style-name="P20">chaîne du gaz naturel liquéfié</text:p>
      <text:p text:style-name="P22">Ensemble des installations et des opérations permettant de produire du gaz naturel, de le liquéfier et de le transférer depuis le champ d’extraction jusqu’au lieu de son utilisation.</text:p>
      <text:p text:style-name="P21">procédé de transformation de la biomasse en liquide</text:p>
      <text:p text:style-name="P23"><text:span text:style-name="Police_20_par_20_défaut"><text:span text:style-name="T17">Procédé de synthèse d’hydrocarbures liquides à partir de produits de la biomasse.</text:span></text:span></text:p>
      <text:p text:style-name="P9"/>
      <text:p text:style-name="P8"><text:span text:style-name="Police_20_par_20_défaut"><text:span text:style-name="T1">2. Normalisation entraîne </text:span></text:span><text:span text:style-name="Police_20_par_20_défaut"><text:span text:style-name="T13">une régularité et une fréquence</text:span></text:span><text:span text:style-name="Police_20_par_20_défaut"><text:span text:style-name="T1"> de certains modes de formation dans les domaines spécialisés. </text:span></text:span></text:p>
      <text:p text:style-name="P24">l'objet d'un protocole (les noms données aux espèces botaniques ou animales ou aux composés chimiques) - les nouveaux termes doivent respecter des règles sur lesquelles des spécialistes se sont entendus</text:p>
      <text:p text:style-name="P1"/>
      <text:p text:style-name="P1"/>
      <text:p text:style-name="Normal"><text:span text:style-name="Police_20_par_20_défaut"><text:span text:style-name="T1">Je veux juste ajouter que ce qui m'intéresse aussi ce sont </text:span></text:span><text:span text:style-name="Police_20_par_20_défaut"><text:span text:style-name="T13">les équivalences</text:span></text:span><text:span text:style-name="Police_20_par_20_défaut"><text:span text:style-name="T1">. C'est une relation qui engage deux termes appartenant à des langues différentes et qui ont le même sens. </text:span></text:span></text:p>
      <text:p text:style-name="P1">équivalents dans une fiche terminologique</text:p>
      <text:p text:style-name="P1">FR <text:tab/>forage rotatif</text:p>
      <text:p text:style-name="P4">EN <text:tab/>rotary drilling</text:p>
      <text:p text:style-name="Normal"><text:span text:style-name="Police_20_par_20_défaut"><text:span text:style-name="T18">PL <text:tab/>w</text:span></text:span>iercenie metodą obrotową (wiercenie obrotowe)</text:p>
      <text:p text:style-name="Normal"><text:soft-page-break/><text:span text:style-name="Police_20_par_20_défaut"><text:span text:style-name="T9">DEF <text:tab/>Technique de forage dans laquelle le mouvement de rotation du trépan est transmis <text:tab/>depuis la surface par un arbre constitué de tiges creuses vissées bout à bout et dans <text:tab/>lesquelles circule un fluid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rporateS-Ligh" svg:font-family="CorporateS-Ligh"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212cm" fo:margin-bottom="0.353cm" loext:contextual-spacing="false" fo:text-align="justify" style:justify-single-word="false" fo:hyphenation-ladder-count="no-limit"/>
      <style:text-properties style:font-name="Times New Roman" fo:font-family="'Times New Roman'" style:font-family-generic="roman" style:font-pitch="variable" fo:font-size="12pt" style:font-size-asian="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tlf_5f_cdefinition" style:display-name="tlf_cdefinition"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Police_20_par_20_défaut">
      <style:text-properties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Kamila Jamróz</meta:initial-creator>
    <meta:creation-date>2019-05-15T09:01:00Z</meta:creation-date>
    <dc:date>2019-09-30T18:35:33.545000000</dc:date>
    <meta:editing-cycles>3</meta:editing-cycles>
    <meta:editing-duration>PT6S</meta:editing-duration>
    <meta:document-statistic meta:table-count="0" meta:image-count="0" meta:object-count="0" meta:page-count="6" meta:paragraph-count="77" meta:word-count="1370" meta:character-count="8751" meta:non-whitespace-character-count="7445"/>
    <meta:template xlink:type="simple" xlink:actuate="onRequest" xlink:title="" xlink:href="Normal"/>
  </office:meta>
</office:document-meta>
</file>